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34cm" fo:min-width="4.284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8.86cm"/>
    </style:style>
    <style:style style:name="gr3" style:family="graphic" style:parent-style-name="standard">
      <style:graphic-properties draw:textarea-horizontal-align="justify" draw:textarea-vertical-align="middle" draw:auto-grow-height="false" fo:min-height="2.91cm" fo:min-width="8.66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85cm"/>
    </style:style>
    <style:style style:name="gr8" style:family="graphic" style:parent-style-name="standard">
      <style:graphic-properties draw:stroke="none" svg:stroke-color="#000000" draw:fill="none" draw:fill-color="#ffffff" fo:min-height="1.479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gr12" style:family="graphic" style:parent-style-name="objectwithoutfill">
      <style:graphic-properties draw:marker-end="Arrow" draw:marker-end-width="0.3cm" draw:fill="none" draw:fill-color="#fff2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8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gr1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2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parametrics - LXD Containers</text:p>
          </draw:text-box>
        </draw:frame>
        <draw:custom-shape draw:style-name="gr1" draw:text-style-name="P1" draw:layer="layout" svg:width="5.3cm" svg:height="10.9cm" svg:x="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3.5cm" svg:x="16.3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3.5cm" svg:x="16.5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7cm" svg:y1="11cm" svg:x2="4.1cm" svg:y2="11cm">
          <text:p/>
        </draw:line>
        <draw:line draw:style-name="gr5" draw:text-style-name="P2" draw:layer="layout" svg:x1="13.8cm" svg:y1="10.442cm" svg:x2="13.8cm" svg:y2="18.7cm">
          <text:p/>
        </draw:line>
        <draw:line draw:style-name="gr6" draw:text-style-name="P1" draw:layer="layout" svg:x1="13.7cm" svg:y1="14.6cm" svg:x2="16.3cm" svg:y2="14.6cm">
          <text:p/>
        </draw:line>
        <draw:line draw:style-name="gr6" draw:text-style-name="P1" draw:layer="layout" svg:x1="13.8cm" svg:y1="18.7cm" svg:x2="16.5cm" svg:y2="18.7cm">
          <text:p/>
        </draw:line>
        <draw:line draw:style-name="gr6" draw:text-style-name="P1" draw:layer="layout" svg:x1="11cm" svg:y1="13cm" svg:x2="13.8cm" svg:y2="13cm">
          <text:p/>
        </draw:line>
        <draw:frame draw:style-name="gr7" draw:text-style-name="P3" draw:layer="layout" svg:width="5cm" svg:height="4.1cm" svg:x="5.8cm" svg:y="9.5cm">
          <draw:text-box>
            <text:p>NGINX</text:p>
            <text:p>Server</text:p>
            <text:p/>
            <text:p>Static files for</text:p>
            <text:p>Home menu</text:p>
          </draw:text-box>
        </draw:frame>
        <draw:frame draw:style-name="gr8" draw:text-style-name="P3" draw:layer="layout" svg:width="4.1cm" svg:height="1.729cm" svg:x="12cm" svg:y="7.4cm">
          <draw:text-box>
            <text:p>Internal Network</text:p>
          </draw:text-box>
        </draw:frame>
        <draw:frame draw:style-name="gr9" draw:text-style-name="P3" draw:layer="layout" svg:width="3cm" svg:height="2cm" svg:x="16.6cm" svg:y="13.5cm">
          <draw:text-box>
            <text:p>Web</text:p>
            <text:p>Server</text:p>
          </draw:text-box>
        </draw:frame>
        <draw:frame draw:style-name="gr10" draw:text-style-name="P3" draw:layer="layout" svg:width="2.7cm" svg:height="1.7cm" svg:x="17cm" svg:y="17.9cm">
          <draw:text-box>
            <text:p>Web</text:p>
            <text:p>Server</text:p>
          </draw:text-box>
        </draw:frame>
        <draw:frame draw:style-name="gr11" draw:text-style-name="P3" draw:layer="layout" svg:width="2.7cm" svg:height="2.6cm" svg:x="1.1cm" svg:y="10.6cm">
          <draw:text-box>
            <text:p>Internet</text:p>
          </draw:text-box>
        </draw:frame>
        <draw:line draw:style-name="gr12" draw:text-style-name="P4" draw:layer="layout" svg:x1="5.8cm" svg:y1="12.4cm" svg:x2="3.8cm" svg:y2="12.4cm">
          <text:p/>
        </draw:line>
        <draw:line draw:style-name="gr12" draw:text-style-name="P4" draw:layer="layout" svg:x1="8.6cm" svg:y1="10.6cm" svg:x2="13cm" svg:y2="10.6cm">
          <text:p/>
        </draw:line>
        <draw:frame draw:style-name="gr13" draw:text-style-name="P3" draw:layer="layout" svg:width="3.2cm" svg:height="1.673cm" svg:x="9.4cm" svg:y="9.6cm">
          <draw:text-box>
            <text:p>PROXY</text:p>
          </draw:text-box>
        </draw:frame>
        <draw:frame draw:style-name="gr13" draw:text-style-name="P3" draw:layer="layout" svg:width="2.8cm" svg:height="1.673cm" svg:x="22.6cm" svg:y="12.8cm">
          <draw:text-box>
            <text:p>Project skitest</text:p>
          </draw:text-box>
        </draw:frame>
        <draw:frame draw:style-name="gr14" draw:text-style-name="P3" draw:layer="layout" svg:width="3.2cm" svg:height="2.384cm" svg:x="22.8cm" svg:y="16.8cm">
          <draw:text-box>
            <text:p>Project exercise</text:p>
          </draw:text-box>
        </draw:frame>
        <draw:custom-shape draw:style-name="gr3" draw:text-style-name="P1" draw:layer="layout" svg:width="9.5cm" svg:height="3.5cm" svg:x="16.417cm" svg:y="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717cm" svg:y1="10.442cm" svg:x2="16.417cm" svg:y2="10.442cm">
          <text:p/>
        </draw:line>
        <draw:frame draw:style-name="gr10" draw:text-style-name="P3" draw:layer="layout" svg:width="2.7cm" svg:height="1.7cm" svg:x="16.917cm" svg:y="9.642cm">
          <draw:text-box>
            <text:p>Web</text:p>
            <text:p>Server</text:p>
          </draw:text-box>
        </draw:frame>
        <draw:frame draw:style-name="gr15" draw:text-style-name="P3" draw:layer="layout" svg:width="4cm" svg:height="2.058cm" svg:x="21.8cm" svg:y="8.542cm">
          <draw:text-box>
            <text:p>Project acremscope</text:p>
          </draw:text-box>
        </draw:frame>
        <draw:frame draw:style-name="gr16" draw:text-style-name="P3" draw:layer="layout" svg:width="4.26cm" svg:height="2.384cm" svg:x="6.14cm" svg:y="15.347cm">
          <draw:text-box>
            <text:p>SSH tunnels</text:p>
            <text:p>to observatory</text:p>
          </draw:text-box>
        </draw:frame>
        <draw:line draw:style-name="gr12" draw:text-style-name="P4" draw:layer="layout" svg:x1="5.7cm" svg:y1="16.4cm" svg:x2="3.7cm" svg:y2="16.4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2:24:20.547304651</meta:creation-date>
    <dc:date>2021-11-11T20:43:35.887226521</dc:date>
    <meta:editing-duration>PT35M15S</meta:editing-duration>
    <meta:editing-cycles>11</meta:editing-cycles>
    <meta:generator>LibreOffice/6.0.7.3$Linux_X86_64 LibreOffice_project/00m0$Build-3</meta:generator>
    <meta:document-statistic meta:object-count="48"/>
  </office:meta>
</office:document-meta>
</file>